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stroke="dash" draw:stroke-dash="Fine_20_Dashed"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8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position="-33% 58%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cm" svg:height="13.2cm" svg:x="1.9cm" svg:y="2.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2" draw:layer="layout" svg:x1="2.5cm" svg:y1="9.2cm" svg:x2="27.5cm" svg:y2="9.2cm">
          <text:p/>
        </draw:line>
        <draw:line draw:style-name="gr2" draw:text-style-name="P2" draw:layer="layout" svg:x1="14.9cm" svg:y1="2.8cm" svg:x2="14.9cm" svg:y2="15.6cm">
          <text:p/>
        </draw:line>
        <draw:line draw:style-name="gr3" draw:text-style-name="P2" draw:layer="layout" svg:x1="18cm" svg:y1="3cm" svg:x2="11.6cm" svg:y2="15.8cm">
          <text:p/>
        </draw:line>
        <draw:line draw:style-name="gr4" draw:text-style-name="P2" draw:layer="layout" svg:x1="2.4cm" svg:y1="2.8cm" svg:x2="2.4cm" svg:y2="15.6cm">
          <text:p/>
        </draw:line>
        <draw:line draw:style-name="gr4" draw:text-style-name="P2" draw:layer="layout" svg:x1="27.3cm" svg:y1="15.5cm" svg:x2="2.4cm" svg:y2="15.5cm">
          <text:p/>
        </draw:line>
        <draw:frame draw:style-name="gr5" draw:text-style-name="P4" draw:layer="layout" svg:width="2.4cm" svg:height="1.786cm" svg:x="14.3cm" svg:y="16cm">
          <draw:text-box>
            <text:p text:style-name="P3"><text:span text:style-name="T1">x</text:span><text:span text:style-name="T2">0</text:span></text:p>
          </draw:text-box>
        </draw:frame>
        <draw:frame draw:style-name="gr5" draw:text-style-name="P4" draw:layer="layout" svg:width="2.4cm" svg:height="1.517cm" svg:x="0cm" svg:y="14.7cm">
          <draw:text-box>
            <text:p text:style-name="P5"><text:span text:style-name="T1">0</text:span></text:p>
          </draw:text-box>
        </draw:frame>
        <draw:frame draw:style-name="gr5" draw:text-style-name="P4" draw:layer="layout" svg:width="2.4cm" svg:height="1.517cm" svg:x="0cm" svg:y="2.201cm">
          <draw:text-box>
            <text:p text:style-name="P5"><text:span text:style-name="T1">1</text:span></text:p>
          </draw:text-box>
        </draw:frame>
        <draw:frame draw:style-name="gr5" draw:text-style-name="P4" draw:layer="layout" svg:width="2.4cm" svg:height="1.517cm" svg:x="0cm" svg:y="8.401cm">
          <draw:text-box>
            <text:p text:style-name="P5"><text:span text:style-name="T1">0.5</text:span></text:p>
          </draw:text-box>
        </draw:frame>
        <draw:line draw:style-name="gr6" draw:text-style-name="P2" draw:layer="layout" svg:x1="14.2cm" svg:y1="10.4cm" svg:x2="17.4cm" svg:y2="10.4cm">
          <text:p/>
        </draw:line>
        <draw:line draw:style-name="gr6" draw:text-style-name="P2" draw:layer="layout" svg:x1="15.8cm" svg:y1="7.8cm" svg:x2="15.8cm" svg:y2="12.4cm">
          <text:p/>
        </draw:line>
        <draw:frame draw:style-name="gr5" draw:text-style-name="P4" draw:layer="layout" svg:width="2.4cm" svg:height="3.052cm" svg:x="16.3cm" svg:y="10.6cm">
          <draw:text-box>
            <text:p text:style-name="P3"><text:span text:style-name="T1">δy</text:span></text:p>
            <text:p text:style-name="P3"><text:span text:style-name="T1">δx</text:span><text:span text:style-name="T2">0</text:span></text:p>
          </draw:text-box>
        </draw:frame>
        <draw:frame draw:style-name="gr7" draw:text-style-name="P4" draw:layer="layout" svg:width="4.4cm" svg:height="4.049cm" svg:x="18.2cm" svg:y="11.4cm">
          <draw:text-box>
            <text:p text:style-name="P3"><text:span text:style-name="T1">= <text:s/>4 k</text:span></text:p>
          </draw:text-box>
        </draw:frame>
        <draw:line draw:style-name="gr8" draw:text-style-name="P2" draw:layer="layout" svg:x1="16.6cm" svg:y1="12.1cm" svg:x2="18.2cm" svg:y2="12.1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10-20T21:01:36.679657765</meta:creation-date>
    <dc:date>2016-10-20T21:14:15.734065402</dc:date>
    <dc:creator>Douglas Kelley</dc:creator>
    <meta:editing-duration>PT12M39S</meta:editing-duration>
    <meta:editing-cycles>1</meta:editing-cycles>
    <meta:document-statistic meta:object-count="38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origin="0" chart:interval-major="0.5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01cm" svg:height="13.201cm" xlink:href="." xlink:type="simple" chart:class="chart:scatter" chart:style-name="ch1">
        <chart:plot-area chart:style-name="ch2" chart:data-source-has-labels="both" svg:x="0.52cm" svg:y="0.264cm" svg:width="24.961cm" svg:height="12.673cm">
          <chartooo:coordinate-region svg:x="0.52cm" svg:y="0.264cm" svg:width="24.961cm" svg:height="12.673cm"/>
          <chart:axis chart:dimension="x" chart:name="primary-x" chart:style-name="ch3" chartooo:axis-type="auto">
            <chart:categories table:cell-range-address="local-table.$A$2:.$A$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2" chart:label-cell-address="local-table.$C$1" chart:class="chart:scatter">
            <chart:domain table:cell-range-address="local-table.$B$2:.$B$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261190319095719">
                <text:p>0.0002611903190957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363270313218078">
                <text:p>0.000363270313218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05225671959048">
                <text:p>0.000505225671959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702614022041655">
                <text:p>0.00070261402204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977045317226684">
                <text:p>0.000977045317226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135851995042896">
                <text:p>0.00135851995042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188865481658218">
                <text:p>0.00188865481658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262512025666019">
                <text:p>0.0026251202566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364771482077492">
                <text:p>0.00364771482077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06662933346625">
                <text:p>0.00506662933346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703358715499516">
                <text:p>0.00703358715499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975666562455136">
                <text:p>0.00975666562455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35196396459696">
                <text:p>0.0135196396459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87065099543546">
                <text:p>0.0187065099543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5831238524664">
                <text:p>0.025831238524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55711892726362">
                <text:p>0.0355711892726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487997229988">
                <text:p>0.048799722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66080355750907">
                <text:p>0.0666080355750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02981447029199">
                <text:p>0.0902981447029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21318837891737">
                <text:p>0.121318837891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61108949576585">
                <text:p>0.161108949576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10818293477747">
                <text:p>0.210818293477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0912077650694">
                <text:p>0.270912077650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40739611548615">
                <text:p>0.340739611548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18240623158164">
                <text:p>0.418240623158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81759376841836">
                <text:p>0.581759376841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59260388451385">
                <text:p>0.659260388451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29087922349307">
                <text:p>0.729087922349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89181706522253">
                <text:p>0.789181706522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38891050423415">
                <text:p>0.838891050423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78681162108263">
                <text:p>0.878681162108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0970185529708">
                <text:p>0.909701855297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33391964424909">
                <text:p>0.933391964424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12002770012">
                <text:p>0.9512002770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64428810727364">
                <text:p>0.964428810727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74168761475336">
                <text:p>0.974168761475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81293490045645">
                <text:p>0.981293490045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8648036035403">
                <text:p>0.98648036035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90243334375449">
                <text:p>0.990243334375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92966412845005">
                <text:p>0.992966412845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94933370666534">
                <text:p>0.994933370666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96352285179225">
                <text:p>0.996352285179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9737487974334">
                <text:p>0.99737487974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98111345183418">
                <text:p>0.998111345183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98641480049571">
                <text:p>0.998641480049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99022954682773">
                <text:p>0.999022954682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99297385977958">
                <text:p>0.999297385977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99494774328041">
                <text:p>0.999494774328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99636729686782">
                <text:p>0.999636729686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99738809680904">
                <text:p>0.999738809680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